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MENTOS ESPINEL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MEZ SAAVEDRA JANET E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DIEGO NATIVIDAD CHUQUICONDOR PANGAL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401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2:02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